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130"/>
    <style:style style:name="ce2" style:family="table-cell" style:parent-style-name="Default" style:data-style-name="N37"/>
    <style:style style:name="ce3" style:family="table-cell" style:parent-style-name="Default" style:data-style-name="N121"/>
    <style:style style:name="ce4" style:family="table-cell" style:parent-style-name="Default" style:data-style-name="N4"/>
    <style:style style:name="ce5" style:family="table-cell" style:parent-style-name="Default" style:data-style-name="N30"/>
    <style:style style:name="ce6" style:family="table-cell" style:parent-style-name="Default" style:data-style-name="N133"/>
    <style:style style:name="ce7" style:family="table-cell" style:parent-style-name="Default" style:data-style-name="N11"/>
    <style:style style:name="ce8" style:family="table-cell" style:parent-style-name="Default" style:data-style-name="N3"/>
    <style:style style:name="ce9" style:family="table-cell" style:parent-style-name="Default" style:data-style-name="N131"/>
    <style:style style:name="ce10" style:family="table-cell" style:parent-style-name="Default" style:data-style-name="N130">
      <style:table-cell-properties fo:background-color="#eeeeee"/>
    </style:style>
    <style:style style:name="ce11" style:family="table-cell" style:parent-style-name="Default" style:data-style-name="N121">
      <style:table-cell-properties fo:background-color="#eeeeee"/>
    </style:style>
    <style:style style:name="ce1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ri 78-17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http://www.parliament.uk/briefing-papers/LLN-2014-027.pdf</text:p>
          </table:table-cell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Check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 pixels</text:p>
          </table:table-cell>
          <table:table-cell office:value-type="string" calcext:value-type="string">
            <text:p>y pixel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ercentage</text:p>
          </table:table-cell>
          <table:table-cell/>
          <table:table-cell office:value-type="string" calcext:value-type="string">
            <text:p>x per pixel</text:p>
          </table:table-cell>
          <table:table-cell/>
          <table:table-cell office:value-type="string" calcext:value-type="string">
            <text:p>y per pixe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398" calcext:value-type="float">
            <text:p>398</text:p>
          </table:table-cell>
          <table:table-cell table:style-name="ce1" office:value-type="date" office:date-value="1980-01-01" calcext:value-type="date">
            <text:p>01-Jan-80</text:p>
          </table:table-cell>
          <table:table-cell table:style-name="Default" office:value-type="float" office:value="0" calcext:value-type="float">
            <text:p>0</text:p>
          </table:table-cell>
          <table:table-cell table:formula="of:=[.D4]-[.D3]" office:value-type="float" office:value="12419" calcext:value-type="float">
            <text:p>12419</text:p>
          </table:table-cell>
          <table:table-cell table:style-name="ce4" table:formula="of:=([.D4]-[.D3])/([.B4]-[.B3])" office:value-type="float" office:value="20.1607142857143" calcext:value-type="float">
            <text:p>20.16</text:p>
          </table:table-cell>
          <table:table-cell table:style-name="ce4"/>
          <table:table-cell table:style-name="ce6" table:formula="of:=([.E5]-[.E4])/([.C5]-[.C4])" office:value-type="float" office:value="-0.156657963446475" calcext:value-type="float">
            <text:p>-0.1567</text:p>
          </table:table-cell>
          <table:table-cell/>
          <table:table-cell table:style-name="ce2" table:formula="of:=[.D3]+[.G3]*([.B4]-[.B3])" office:value-type="date" office:date-value="2014-01-01" calcext:value-type="date">
            <text:p>01/01/14</text:p>
          </table:table-cell>
          <table:table-cell table:formula="of:=[.E3]+[.I3]*([.C5]-[.C3]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398" calcext:value-type="float">
            <text:p>398</text:p>
          </table:table-cell>
          <table:table-cell table:style-name="ce1" office:value-type="date" office:date-value="2014-01-01" calcext:value-type="date">
            <text:p>01-Jan-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1980-01-01" calcext:value-type="date">
            <text:p>01-Jan-8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4-01-01" calcext:value-type="date">
            <text:p>01-Jan-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271" calcext:value-type="float">
            <text:p>271</text:p>
          </table:table-cell>
          <table:table-cell table:formula="of:=[.D$3]+[.G$3]*([.B8]-[.B$3])" office:value-type="date" office:date-value="1978-03-26T20:34:17.14" calcext:value-type="date">
            <text:p>03/26/78</text:p>
          </table:table-cell>
          <table:table-cell table:formula="of:=([.E$3]+[.I$3]*([.C8]-[.C$3]))/100" office:value-type="percentage" office:value="0.198955613577024" calcext:value-type="percentage">
            <text:p>19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table:formula="of:=[.D$3]+[.G$3]*([.B9]-[.B$3])" office:value-type="date" office:date-value="1979-02-12T10:17:08.57" calcext:value-type="date">
            <text:p>02/12/79</text:p>
          </table:table-cell>
          <table:table-cell table:formula="of:=([.E$3]+[.I$3]*([.C9]-[.C$3]))/100" office:value-type="percentage" office:value="0.139425587467363" calcext:value-type="percentage">
            <text:p>13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251" calcext:value-type="float">
            <text:p>251</text:p>
          </table:table-cell>
          <table:table-cell table:formula="of:=[.D$3]+[.G$3]*([.B10]-[.B$3])" office:value-type="date" office:date-value="1981-08-27T19:42:51.43" calcext:value-type="date">
            <text:p>08/27/81</text:p>
          </table:table-cell>
          <table:table-cell table:formula="of:=([.E$3]+[.I$3]*([.C10]-[.C$3]))/100" office:value-type="percentage" office:value="0.230287206266319" calcext:value-type="percentage">
            <text:p>23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257" calcext:value-type="float">
            <text:p>257</text:p>
          </table:table-cell>
          <table:table-cell table:formula="of:=[.D$3]+[.G$3]*([.B11]-[.B$3])" office:value-type="date" office:date-value="1982-10-25T04:42:51.43" calcext:value-type="date">
            <text:p>10/25/82</text:p>
          </table:table-cell>
          <table:table-cell table:formula="of:=([.E$3]+[.I$3]*([.C11]-[.C$3]))/100" office:value-type="percentage" office:value="0.22088772845953" calcext:value-type="percentage">
            <text:p>22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251" calcext:value-type="float">
            <text:p>251</text:p>
          </table:table-cell>
          <table:table-cell table:formula="of:=[.D$3]+[.G$3]*([.B12]-[.B$3])" office:value-type="date" office:date-value="1983-06-03T23:08:34.29" calcext:value-type="date">
            <text:p>06/03/83</text:p>
          </table:table-cell>
          <table:table-cell table:formula="of:=([.E$3]+[.I$3]*([.C12]-[.C$3]))/100" office:value-type="percentage" office:value="0.230287206266319" calcext:value-type="percentage">
            <text:p>23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238" calcext:value-type="float">
            <text:p>238</text:p>
          </table:table-cell>
          <table:table-cell table:formula="of:=[.D$3]+[.G$3]*([.B13]-[.B$3])" office:value-type="date" office:date-value="1984-02-21T01:17:08.57" calcext:value-type="date">
            <text:p>02/21/84</text:p>
          </table:table-cell>
          <table:table-cell table:formula="of:=([.E$3]+[.I$3]*([.C13]-[.C$3]))/100" office:value-type="percentage" office:value="0.25065274151436" calcext:value-type="percentage">
            <text:p>25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table:formula="of:=[.D$3]+[.G$3]*([.B14]-[.B$3])" office:value-type="date" office:date-value="1986-01-26T16:17:08.57" calcext:value-type="date">
            <text:p>01/26/86</text:p>
          </table:table-cell>
          <table:table-cell table:formula="of:=([.E$3]+[.I$3]*([.C14]-[.C$3]))/100" office:value-type="percentage" office:value="0.328981723237598" calcext:value-type="percentage">
            <text:p>32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table:formula="of:=[.D$3]+[.G$3]*([.B15]-[.B$3])" office:value-type="date" office:date-value="1987-04-15T05:08:34.29" calcext:value-type="date">
            <text:p>04/15/87</text:p>
          </table:table-cell>
          <table:table-cell table:formula="of:=([.E$3]+[.I$3]*([.C15]-[.C$3]))/100" office:value-type="percentage" office:value="0.289817232375979" calcext:value-type="percentage">
            <text:p>29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206" calcext:value-type="float">
            <text:p>206</text:p>
          </table:table-cell>
          <table:table-cell table:formula="of:=[.D$3]+[.G$3]*([.B16]-[.B$3])" office:value-type="date" office:date-value="1988-08-31T05:34:17.14" calcext:value-type="date">
            <text:p>08/31/88</text:p>
          </table:table-cell>
          <table:table-cell table:formula="of:=([.E$3]+[.I$3]*([.C16]-[.C$3]))/100" office:value-type="percentage" office:value="0.300783289817232" calcext:value-type="percentage">
            <text:p>30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181" calcext:value-type="float">
            <text:p>181</text:p>
          </table:table-cell>
          <table:table-cell table:formula="of:=[.D$3]+[.G$3]*([.B17]-[.B$3])" office:value-type="date" office:date-value="1988-11-19T21:00:00" calcext:value-type="date">
            <text:p>11/19/88</text:p>
          </table:table-cell>
          <table:table-cell table:formula="of:=([.E$3]+[.I$3]*([.C17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table:formula="of:=[.D$3]+[.G$3]*([.B18]-[.B$3])" office:value-type="date" office:date-value="1989-02-08T12:25:42.86" calcext:value-type="date">
            <text:p>02/08/89</text:p>
          </table:table-cell>
          <table:table-cell table:formula="of:=([.E$3]+[.I$3]*([.C18]-[.C$3]))/100" office:value-type="percentage" office:value="0.350913838120104" calcext:value-type="percentage">
            <text:p>35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181" calcext:value-type="float">
            <text:p>181</text:p>
          </table:table-cell>
          <table:table-cell table:formula="of:=[.D$3]+[.G$3]*([.B19]-[.B$3])" office:value-type="date" office:date-value="1989-05-20T07:42:51.43" calcext:value-type="date">
            <text:p>05/20/89</text:p>
          </table:table-cell>
          <table:table-cell table:formula="of:=([.E$3]+[.I$3]*([.C19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table:formula="of:=[.D$3]+[.G$3]*([.B20]-[.B$3])" office:value-type="date" office:date-value="1989-08-29T03:00:00" calcext:value-type="date">
            <text:p>08/29/89</text:p>
          </table:table-cell>
          <table:table-cell table:formula="of:=([.E$3]+[.I$3]*([.C20]-[.C$3]))/100" office:value-type="percentage" office:value="0.358746736292428" calcext:value-type="percentage">
            <text:p>35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181" calcext:value-type="float">
            <text:p>181</text:p>
          </table:table-cell>
          <table:table-cell table:formula="of:=[.D$3]+[.G$3]*([.B21]-[.B$3])" office:value-type="date" office:date-value="1990-02-06T09:51:25.71" calcext:value-type="date">
            <text:p>02/06/90</text:p>
          </table:table-cell>
          <table:table-cell table:formula="of:=([.E$3]+[.I$3]*([.C21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181" calcext:value-type="float">
            <text:p>181</text:p>
          </table:table-cell>
          <table:table-cell table:formula="of:=[.D$3]+[.G$3]*([.B22]-[.B$3])" office:value-type="date" office:date-value="1990-05-18T05:08:34.29" calcext:value-type="date">
            <text:p>05/18/90</text:p>
          </table:table-cell>
          <table:table-cell table:formula="of:=([.E$3]+[.I$3]*([.C22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156" calcext:value-type="float">
            <text:p>156</text:p>
          </table:table-cell>
          <table:table-cell table:formula="of:=[.D$3]+[.G$3]*([.B23]-[.B$3])" office:value-type="date" office:date-value="1990-06-07T09:00:00" calcext:value-type="date">
            <text:p>06/07/90</text:p>
          </table:table-cell>
          <table:table-cell table:formula="of:=([.E$3]+[.I$3]*([.C23]-[.C$3]))/100" office:value-type="percentage" office:value="0.37911227154047" calcext:value-type="percentage">
            <text:p>37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162" calcext:value-type="float">
            <text:p>162</text:p>
          </table:table-cell>
          <table:table-cell table:formula="of:=[.D$3]+[.G$3]*([.B24]-[.B$3])" office:value-type="date" office:date-value="1990-07-17T16:42:51.43" calcext:value-type="date">
            <text:p>07/17/90</text:p>
          </table:table-cell>
          <table:table-cell table:formula="of:=([.E$3]+[.I$3]*([.C24]-[.C$3]))/100" office:value-type="percentage" office:value="0.369712793733681" calcext:value-type="percentage">
            <text:p>37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table:formula="of:=[.D$3]+[.G$3]*([.B25]-[.B$3])" office:value-type="date" office:date-value="1990-10-06T08:08:34.29" calcext:value-type="date">
            <text:p>10/06/90</text:p>
          </table:table-cell>
          <table:table-cell table:formula="of:=([.E$3]+[.I$3]*([.C25]-[.C$3]))/100" office:value-type="percentage" office:value="0.388511749347258" calcext:value-type="percentage">
            <text:p>38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table:formula="of:=[.D$3]+[.G$3]*([.B26]-[.B$3])" office:value-type="date" office:date-value="1990-11-15T15:51:25.71" calcext:value-type="date">
            <text:p>11/15/90</text:p>
          </table:table-cell>
          <table:table-cell table:formula="of:=([.E$3]+[.I$3]*([.C26]-[.C$3]))/100" office:value-type="percentage" office:value="0.371279373368146" calcext:value-type="percentage">
            <text:p>37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table:formula="of:=[.D$3]+[.G$3]*([.B27]-[.B$3])" office:value-type="date" office:date-value="1990-12-05T19:42:51.43" calcext:value-type="date">
            <text:p>12/05/90</text:p>
          </table:table-cell>
          <table:table-cell table:formula="of:=([.E$3]+[.I$3]*([.C27]-[.C$3]))/100" office:value-type="percentage" office:value="0.319582245430809" calcext:value-type="percentage">
            <text:p>32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174" calcext:value-type="float">
            <text:p>174</text:p>
          </table:table-cell>
          <table:table-cell table:formula="of:=[.D$3]+[.G$3]*([.B28]-[.B$3])" office:value-type="date" office:date-value="1991-01-15T03:25:42.86" calcext:value-type="date">
            <text:p>01/15/91</text:p>
          </table:table-cell>
          <table:table-cell table:formula="of:=([.E$3]+[.I$3]*([.C28]-[.C$3]))/100" office:value-type="percentage" office:value="0.350913838120104" calcext:value-type="percentage">
            <text:p>35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163" calcext:value-type="float">
            <text:p>163</text:p>
          </table:table-cell>
          <table:table-cell table:formula="of:=[.D$3]+[.G$3]*([.B29]-[.B$3])" office:value-type="date" office:date-value="1991-04-05T18:51:25.71" calcext:value-type="date">
            <text:p>04/05/91</text:p>
          </table:table-cell>
          <table:table-cell table:formula="of:=([.E$3]+[.I$3]*([.C29]-[.C$3]))/100" office:value-type="percentage" office:value="0.368146214099217" calcext:value-type="percentage">
            <text:p>36.8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table:formula="of:=[.D$3]+[.G$3]*([.B30]-[.B$3])" office:value-type="date" office:date-value="1991-04-25T22:42:51.43" calcext:value-type="date">
            <text:p>04/25/91</text:p>
          </table:table-cell>
          <table:table-cell table:formula="of:=([.E$3]+[.I$3]*([.C30]-[.C$3]))/100" office:value-type="percentage" office:value="0.330548302872063" calcext:value-type="percentage">
            <text:p>33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163" calcext:value-type="float">
            <text:p>163</text:p>
          </table:table-cell>
          <table:table-cell table:formula="of:=[.D$3]+[.G$3]*([.B31]-[.B$3])" office:value-type="date" office:date-value="1991-09-14T01:42:51.43" calcext:value-type="date">
            <text:p>09/14/91</text:p>
          </table:table-cell>
          <table:table-cell table:formula="of:=([.E$3]+[.I$3]*([.C31]-[.C$3]))/100" office:value-type="percentage" office:value="0.368146214099217" calcext:value-type="percentage">
            <text:p>36.8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181" calcext:value-type="float">
            <text:p>181</text:p>
          </table:table-cell>
          <table:table-cell table:formula="of:=[.D$3]+[.G$3]*([.B32]-[.B$3])" office:value-type="date" office:date-value="1991-11-13T13:17:08.57" calcext:value-type="date">
            <text:p>11/13/91</text:p>
          </table:table-cell>
          <table:table-cell table:formula="of:=([.E$3]+[.I$3]*([.C32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table:formula="of:=[.D$3]+[.G$3]*([.B33]-[.B$3])" office:value-type="date" office:date-value="1991-12-03T17:08:34.29" calcext:value-type="date">
            <text:p>12/03/91</text:p>
          </table:table-cell>
          <table:table-cell table:formula="of:=([.E$3]+[.I$3]*([.C33]-[.C$3]))/100" office:value-type="percentage" office:value="0.399477806788512" calcext:value-type="percentage">
            <text:p>39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168" calcext:value-type="float">
            <text:p>168</text:p>
          </table:table-cell>
          <table:table-cell table:formula="of:=[.D$3]+[.G$3]*([.B34]-[.B$3])" office:value-type="date" office:date-value="1992-02-02T04:42:51.43" calcext:value-type="date">
            <text:p>02/02/92</text:p>
          </table:table-cell>
          <table:table-cell table:formula="of:=([.E$3]+[.I$3]*([.C34]-[.C$3]))/100" office:value-type="percentage" office:value="0.360313315926893" calcext:value-type="percentage">
            <text:p>36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181" calcext:value-type="float">
            <text:p>181</text:p>
          </table:table-cell>
          <table:table-cell table:formula="of:=[.D$3]+[.G$3]*([.B35]-[.B$3])" office:value-type="date" office:date-value="1992-03-13T12:25:42.86" calcext:value-type="date">
            <text:p>03/13/92</text:p>
          </table:table-cell>
          <table:table-cell table:formula="of:=([.E$3]+[.I$3]*([.C35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  <table:table-cell table:formula="of:=[.D$3]+[.G$3]*([.B36]-[.B$3])" office:value-type="date" office:date-value="1992-06-02T03:51:25.71" calcext:value-type="date">
            <text:p>06/02/92</text:p>
          </table:table-cell>
          <table:table-cell table:formula="of:=([.E$3]+[.I$3]*([.C36]-[.C$3]))/100" office:value-type="percentage" office:value="0.278851174934726" calcext:value-type="percentage">
            <text:p>27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181" calcext:value-type="float">
            <text:p>181</text:p>
          </table:table-cell>
          <table:table-cell table:formula="of:=[.D$3]+[.G$3]*([.B37]-[.B$3])" office:value-type="date" office:date-value="1992-06-22T07:42:51.43" calcext:value-type="date">
            <text:p>06/22/92</text:p>
          </table:table-cell>
          <table:table-cell table:formula="of:=([.E$3]+[.I$3]*([.C37]-[.C$3]))/100" office:value-type="percentage" office:value="0.339947780678851" calcext:value-type="percentage">
            <text:p>3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175" calcext:value-type="float">
            <text:p>175</text:p>
          </table:table-cell>
          <table:table-cell table:formula="of:=[.D$3]+[.G$3]*([.B38]-[.B$3])" office:value-type="date" office:date-value="1992-08-01T15:25:42.86" calcext:value-type="date">
            <text:p>08/01/92</text:p>
          </table:table-cell>
          <table:table-cell table:formula="of:=([.E$3]+[.I$3]*([.C38]-[.C$3]))/100" office:value-type="percentage" office:value="0.34934725848564" calcext:value-type="percentage">
            <text:p>34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213" calcext:value-type="float">
            <text:p>213</text:p>
          </table:table-cell>
          <table:table-cell table:formula="of:=[.D$3]+[.G$3]*([.B39]-[.B$3])" office:value-type="date" office:date-value="1995-09-04T15:25:42.86" calcext:value-type="date">
            <text:p>09/04/95</text:p>
          </table:table-cell>
          <table:table-cell table:formula="of:=([.E$3]+[.I$3]*([.C39]-[.C$3]))/100" office:value-type="percentage" office:value="0.289817232375979" calcext:value-type="percentage">
            <text:p>29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162" calcext:value-type="float">
            <text:p>162</text:p>
          </table:table-cell>
          <table:table-cell table:formula="of:=[.D$3]+[.G$3]*([.B40]-[.B$3])" office:value-type="date" office:date-value="1997-08-30T10:17:08.57" calcext:value-type="date">
            <text:p>08/30/97</text:p>
          </table:table-cell>
          <table:table-cell table:formula="of:=([.E$3]+[.I$3]*([.C40]-[.C$3]))/100" office:value-type="percentage" office:value="0.369712793733681" calcext:value-type="percentage">
            <text:p>37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98" calcext:value-type="float">
            <text:p>98</text:p>
          </table:table-cell>
          <table:table-cell table:formula="of:=[.D$3]+[.G$3]*([.B41]-[.B$3])" office:value-type="date" office:date-value="1998-03-20T00:51:25.71" calcext:value-type="date">
            <text:p>03/20/98</text:p>
          </table:table-cell>
          <table:table-cell table:formula="of:=([.E$3]+[.I$3]*([.C41]-[.C$3]))/100" office:value-type="percentage" office:value="0.469973890339426" calcext:value-type="percentage">
            <text:p>47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168" calcext:value-type="float">
            <text:p>168</text:p>
          </table:table-cell>
          <table:table-cell table:formula="of:=[.D$3]+[.G$3]*([.B42]-[.B$3])" office:value-type="date" office:date-value="1999-01-16T10:42:51.43" calcext:value-type="date">
            <text:p>01/16/99</text:p>
          </table:table-cell>
          <table:table-cell table:formula="of:=([.E$3]+[.I$3]*([.C42]-[.C$3]))/100" office:value-type="percentage" office:value="0.360313315926893" calcext:value-type="percentage">
            <text:p>36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226" calcext:value-type="float">
            <text:p>226</text:p>
          </table:table-cell>
          <table:table-cell table:formula="of:=[.D$3]+[.G$3]*([.B43]-[.B$3])" office:value-type="date" office:date-value="1999-12-05T00:25:42.86" calcext:value-type="date">
            <text:p>12/05/99</text:p>
          </table:table-cell>
          <table:table-cell table:formula="of:=([.E$3]+[.I$3]*([.C43]-[.C$3]))/100" office:value-type="percentage" office:value="0.269451697127937" calcext:value-type="percentage">
            <text:p>26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206" calcext:value-type="float">
            <text:p>206</text:p>
          </table:table-cell>
          <table:table-cell table:formula="of:=[.D$3]+[.G$3]*([.B44]-[.B$3])" office:value-type="date" office:date-value="2000-12-01T21:51:25.71" calcext:value-type="date">
            <text:p>12/01/00</text:p>
          </table:table-cell>
          <table:table-cell table:formula="of:=([.E$3]+[.I$3]*([.C44]-[.C$3]))/100" office:value-type="percentage" office:value="0.300783289817232" calcext:value-type="percentage">
            <text:p>30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table:formula="of:=[.D$3]+[.G$3]*([.B45]-[.B$3])" office:value-type="date" office:date-value="2001-11-29T19:17:08.57" calcext:value-type="date">
            <text:p>11/29/01</text:p>
          </table:table-cell>
          <table:table-cell table:formula="of:=([.E$3]+[.I$3]*([.C45]-[.C$3]))/100" office:value-type="percentage" office:value="0.269451697127937" calcext:value-type="percentage">
            <text:p>26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206" calcext:value-type="float">
            <text:p>206</text:p>
          </table:table-cell>
          <table:table-cell table:formula="of:=[.D$3]+[.G$3]*([.B46]-[.B$3])" office:value-type="date" office:date-value="2002-11-27T16:42:51.43" calcext:value-type="date">
            <text:p>11/27/02</text:p>
          </table:table-cell>
          <table:table-cell table:formula="of:=([.E$3]+[.I$3]*([.C46]-[.C$3]))/100" office:value-type="percentage" office:value="0.300783289817232" calcext:value-type="percentage">
            <text:p>30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table:formula="of:=[.D$3]+[.G$3]*([.B47]-[.B$3])" office:value-type="date" office:date-value="2003-11-25T14:08:34.29" calcext:value-type="date">
            <text:p>11/25/03</text:p>
          </table:table-cell>
          <table:table-cell table:formula="of:=([.E$3]+[.I$3]*([.C47]-[.C$3]))/100" office:value-type="percentage" office:value="0.260052219321149" calcext:value-type="percentage">
            <text:p>26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194" calcext:value-type="float">
            <text:p>194</text:p>
          </table:table-cell>
          <table:table-cell table:formula="of:=[.D$3]+[.G$3]*([.B48]-[.B$3])" office:value-type="date" office:date-value="2004-11-22T11:34:17.14" calcext:value-type="date">
            <text:p>11/22/04</text:p>
          </table:table-cell>
          <table:table-cell table:formula="of:=([.E$3]+[.I$3]*([.C48]-[.C$3]))/100" office:value-type="percentage" office:value="0.319582245430809" calcext:value-type="percentage">
            <text:p>32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72" calcext:value-type="float">
            <text:p>572</text:p>
          </table:table-cell>
          <table:table-cell office:value-type="float" office:value="174" calcext:value-type="float">
            <text:p>174</text:p>
          </table:table-cell>
          <table:table-cell table:formula="of:=[.D$3]+[.G$3]*([.B49]-[.B$3])" office:value-type="date" office:date-value="2005-11-20T09:00:00" calcext:value-type="date">
            <text:p>11/20/05</text:p>
          </table:table-cell>
          <table:table-cell table:formula="of:=([.E$3]+[.I$3]*([.C49]-[.C$3]))/100" office:value-type="percentage" office:value="0.350913838120104" calcext:value-type="percentage">
            <text:p>35.1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207" calcext:value-type="float">
            <text:p>207</text:p>
          </table:table-cell>
          <table:table-cell table:formula="of:=[.D$3]+[.G$3]*([.B50]-[.B$3])" office:value-type="date" office:date-value="2006-12-08T10:17:08.57" calcext:value-type="date">
            <text:p>12/08/06</text:p>
          </table:table-cell>
          <table:table-cell table:formula="of:=([.E$3]+[.I$3]*([.C50]-[.C$3]))/100" office:value-type="percentage" office:value="0.299216710182768" calcext:value-type="percentage">
            <text:p>29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245" calcext:value-type="float">
            <text:p>245</text:p>
          </table:table-cell>
          <table:table-cell table:formula="of:=[.D$3]+[.G$3]*([.B51]-[.B$3])" office:value-type="date" office:date-value="2007-12-06T07:42:51.43" calcext:value-type="date">
            <text:p>12/06/07</text:p>
          </table:table-cell>
          <table:table-cell table:formula="of:=([.E$3]+[.I$3]*([.C51]-[.C$3]))/100" office:value-type="percentage" office:value="0.239686684073107" calcext:value-type="percentage">
            <text:p>24.0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271" calcext:value-type="float">
            <text:p>271</text:p>
          </table:table-cell>
          <table:table-cell table:formula="of:=[.D$3]+[.G$3]*([.B52]-[.B$3])" office:value-type="date" office:date-value="2009-10-21T18:51:25.71" calcext:value-type="date">
            <text:p>10/21/09</text:p>
          </table:table-cell>
          <table:table-cell table:formula="of:=([.E$3]+[.I$3]*([.C52]-[.C$3]))/100" office:value-type="percentage" office:value="0.198955613577024" calcext:value-type="percentage">
            <text:p>19.9%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258" calcext:value-type="float">
            <text:p>258</text:p>
          </table:table-cell>
          <table:table-cell table:formula="of:=[.D$3]+[.G$3]*([.B53]-[.B$3])" office:value-type="date" office:date-value="2010-11-08T20:08:34.29" calcext:value-type="date">
            <text:p>11/08/10</text:p>
          </table:table-cell>
          <table:table-cell table:formula="of:=([.E$3]+[.I$3]*([.C53]-[.C$3]))/100" office:value-type="percentage" office:value="0.219321148825065" calcext:value-type="percentage">
            <text:p>21.9%</text:p>
          </table:table-cell>
          <table:table-cell table:number-columns-repeated="8"/>
          <table:table-cell office:value-type="string" calcext:value-type="string">
            <text:p>date pixel error</text:p>
          </table:table-cell>
          <table:table-cell office:value-type="string" calcext:value-type="string">
            <text:p>% pixel error</text:p>
          </table:table-cell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175" calcext:value-type="float">
            <text:p>175</text:p>
          </table:table-cell>
          <table:table-cell table:formula="of:=[.D$3]+[.G$3]*([.B54]-[.B$3])" office:value-type="date" office:date-value="2011-07-28T22:17:08.57" calcext:value-type="date">
            <text:p>07/28/11</text:p>
          </table:table-cell>
          <table:table-cell table:formula="of:=([.E$3]+[.I$3]*([.C54]-[.C$3]))/100" office:value-type="percentage" office:value="0.34934725848564" calcext:value-type="percentage">
            <text:p>34.9%</text:p>
          </table:table-cell>
          <table:table-cell/>
          <table:table-cell office:value-type="string" calcext:value-type="string">
            <text:p>25-29 Aug</text:p>
          </table:table-cell>
          <table:table-cell table:style-name="ce2" office:value-type="date" office:date-value="2011-08-29" calcext:value-type="date">
            <text:p>08/29/11</text:p>
          </table:table-cell>
          <table:table-cell table:style-name="ce7" office:value-type="percentage" office:value="0.35" calcext:value-type="percentage">
            <text:p>35.00%</text:p>
          </table:table-cell>
          <table:table-cell table:style-name="ce7" table:formula="of:=[.E54]-[.I54]" office:value-type="percentage" office:value="-0.000652741514360344" calcext:value-type="percentage">
            <text:p>-0.07%</text:p>
          </table:table-cell>
          <table:table-cell table:style-name="ce8" table:formula="of:=[.H54]-[.D54]" office:value-type="float" office:value="31.0714285714275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float" office:value="156" calcext:value-type="float">
            <text:p>156</text:p>
          </table:table-cell>
          <table:table-cell table:formula="of:=[.D$3]+[.G$3]*([.B55]-[.B$3])" office:value-type="date" office:date-value="2011-11-26T21:25:42.86" calcext:value-type="date">
            <text:p>11/26/11</text:p>
          </table:table-cell>
          <table:table-cell table:formula="of:=([.E$3]+[.I$3]*([.C55]-[.C$3]))/100" office:value-type="percentage" office:value="0.37911227154047" calcext:value-type="percentage">
            <text:p>37.9%</text:p>
          </table:table-cell>
          <table:table-cell table:number-columns-repeated="4"/>
          <table:table-cell table:style-name="ce7"/>
          <table:table-cell table:style-name="ce8"/>
          <table:table-cell table:number-columns-repeated="4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float" office:value="150" calcext:value-type="float">
            <text:p>150</text:p>
          </table:table-cell>
          <table:table-cell table:formula="of:=[.D$3]+[.G$3]*([.B56]-[.B$3])" office:value-type="date" office:date-value="2011-12-17T01:17:08.57" calcext:value-type="date">
            <text:p>12/17/11</text:p>
          </table:table-cell>
          <table:table-cell table:formula="of:=([.E$3]+[.I$3]*([.C56]-[.C$3]))/100" office:value-type="percentage" office:value="0.388511749347258" calcext:value-type="percentage">
            <text:p>38.9%</text:p>
          </table:table-cell>
          <table:table-cell/>
          <table:table-cell office:value-type="string" calcext:value-type="string">
            <text:p>27-29 Jan</text:p>
          </table:table-cell>
          <table:table-cell table:style-name="ce2" office:value-type="date" office:date-value="2012-01-29" calcext:value-type="date">
            <text:p>01/29/12</text:p>
          </table:table-cell>
          <table:table-cell table:style-name="ce7" office:value-type="percentage" office:value="0.37" calcext:value-type="percentage">
            <text:p>37.00%</text:p>
          </table:table-cell>
          <table:table-cell table:style-name="ce7" table:formula="of:=[.E56]-[.I56]" office:value-type="percentage" office:value="0.0185117493472585" calcext:value-type="percentage">
            <text:p>1.85%</text:p>
          </table:table-cell>
          <table:table-cell table:style-name="ce8" table:formula="of:=[.H56]-[.D56]" office:value-type="float" office:value="42.9464285714275" calcext:value-type="float">
            <text:p>43</text:p>
          </table:table-cell>
          <table:table-cell table:number-columns-repeated="2"/>
          <table:table-cell table:style-name="ce9" table:formula="of:=100*[.J56]/[.I$3]" office:value-type="float" office:value="-11.8166666666667" calcext:value-type="float">
            <text:p>-11.8</text:p>
          </table:table-cell>
          <table:table-cell table:style-name="ce9" table:formula="of:=[.K56]/[.G$3]" office:value-type="float" office:value="2.13020372010624" calcext:value-type="float">
            <text:p>2.1</text:p>
          </table:table-cell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175" calcext:value-type="float">
            <text:p>175</text:p>
          </table:table-cell>
          <table:table-cell table:formula="of:=[.D$3]+[.G$3]*([.B57]-[.B$3])" office:value-type="date" office:date-value="2012-05-26T08:08:34.29" calcext:value-type="date">
            <text:p>05/26/12</text:p>
          </table:table-cell>
          <table:table-cell table:formula="of:=([.E$3]+[.I$3]*([.C57]-[.C$3]))/100" office:value-type="percentage" office:value="0.34934725848564" calcext:value-type="percentage">
            <text:p>34.9%</text:p>
          </table:table-cell>
          <table:table-cell/>
          <table:table-cell office:value-type="string" calcext:value-type="string">
            <text:p>7-14 Jun</text:p>
          </table:table-cell>
          <table:table-cell table:style-name="ce2" office:value-type="date" office:date-value="2012-06-14" calcext:value-type="date">
            <text:p>06/14/12</text:p>
          </table:table-cell>
          <table:table-cell table:style-name="ce7" office:value-type="percentage" office:value="0.32" calcext:value-type="percentage">
            <text:p>32.00%</text:p>
          </table:table-cell>
          <table:table-cell table:style-name="ce7" table:formula="of:=[.E57]-[.I57]" office:value-type="percentage" office:value="0.0293472584856397" calcext:value-type="percentage">
            <text:p>2.93%</text:p>
          </table:table-cell>
          <table:table-cell table:style-name="ce8" table:formula="of:=[.H57]-[.D57]" office:value-type="float" office:value="18.6607142857174" calcext:value-type="float">
            <text:p>19</text:p>
          </table:table-cell>
          <table:table-cell table:number-columns-repeated="2"/>
          <table:table-cell table:style-name="ce9" table:formula="of:=100*[.J57]/[.I$3]" office:value-type="float" office:value="-18.7333333333333" calcext:value-type="float">
            <text:p>-18.7</text:p>
          </table:table-cell>
          <table:table-cell table:style-name="ce9" table:formula="of:=[.K57]/[.G$3]" office:value-type="float" office:value="0.925597874225133" calcext:value-type="float">
            <text:p>0.9</text:p>
          </table:table-cell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206" calcext:value-type="float">
            <text:p>206</text:p>
          </table:table-cell>
          <table:table-cell table:formula="of:=[.D$3]+[.G$3]*([.B58]-[.B$3])" office:value-type="date" office:date-value="2012-09-24T07:17:08.57" calcext:value-type="date">
            <text:p>09/24/12</text:p>
          </table:table-cell>
          <table:table-cell table:formula="of:=([.E$3]+[.I$3]*([.C58]-[.C$3]))/100" office:value-type="percentage" office:value="0.300783289817232" calcext:value-type="percentage">
            <text:p>30.1%</text:p>
          </table:table-cell>
          <table:table-cell/>
          <table:table-cell office:value-type="string" calcext:value-type="string">
            <text:p>8-15 Oct</text:p>
          </table:table-cell>
          <table:table-cell table:style-name="ce2" office:value-type="date" office:date-value="2012-09-15" calcext:value-type="date">
            <text:p>09/15/12</text:p>
          </table:table-cell>
          <table:table-cell table:style-name="ce7" office:value-type="percentage" office:value="0.28" calcext:value-type="percentage">
            <text:p>28.00%</text:p>
          </table:table-cell>
          <table:table-cell table:style-name="ce7" table:formula="of:=[.E58]-[.I58]" office:value-type="percentage" office:value="0.0207832898172324" calcext:value-type="percentage">
            <text:p>2.08%</text:p>
          </table:table-cell>
          <table:table-cell table:style-name="ce8" table:formula="of:=[.H58]-[.D58]" office:value-type="float" office:value="-9.30357142857247" calcext:value-type="float">
            <text:p>-9</text:p>
          </table:table-cell>
          <table:table-cell table:number-columns-repeated="2"/>
          <table:table-cell table:style-name="ce9" table:formula="of:=100*[.J58]/[.I$3]" office:value-type="float" office:value="-13.2666666666667" calcext:value-type="float">
            <text:p>-13.3</text:p>
          </table:table-cell>
          <table:table-cell table:style-name="ce9" table:formula="of:=[.K58]/[.G$3]" office:value-type="float" office:value="-0.461470327723701" calcext:value-type="float">
            <text:p>-0.5</text:p>
          </table:table-cell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office:value-type="float" office:value="181" calcext:value-type="float">
            <text:p>181</text:p>
          </table:table-cell>
          <table:table-cell table:formula="of:=[.D$3]+[.G$3]*([.B59]-[.B$3])" office:value-type="date" office:date-value="2013-02-12T10:17:08.57" calcext:value-type="date">
            <text:p>02/12/13</text:p>
          </table:table-cell>
          <table:table-cell table:formula="of:=([.E$3]+[.I$3]*([.C59]-[.C$3]))/100" office:value-type="percentage" office:value="0.339947780678851" calcext:value-type="percentage">
            <text:p>34.0%</text:p>
          </table:table-cell>
          <table:table-cell/>
          <table:table-cell office:value-type="string" calcext:value-type="string">
            <text:p>4-9 Feb</text:p>
          </table:table-cell>
          <table:table-cell table:style-name="ce2" office:value-type="date" office:date-value="2013-02-09" calcext:value-type="date">
            <text:p>02/09/13</text:p>
          </table:table-cell>
          <table:table-cell table:style-name="ce7" office:value-type="percentage" office:value="0.32" calcext:value-type="percentage">
            <text:p>32.00%</text:p>
          </table:table-cell>
          <table:table-cell table:style-name="ce7" table:formula="of:=[.E59]-[.I59]" office:value-type="percentage" office:value="0.0199477806788512" calcext:value-type="percentage">
            <text:p>1.99%</text:p>
          </table:table-cell>
          <table:table-cell table:style-name="ce8" table:formula="of:=[.H59]-[.D59]" office:value-type="float" office:value="-3.42857142857247" calcext:value-type="float">
            <text:p>-3</text:p>
          </table:table-cell>
          <table:table-cell table:number-columns-repeated="2"/>
          <table:table-cell table:style-name="ce9" table:formula="of:=100*[.J59]/[.I$3]" office:value-type="float" office:value="-12.7333333333334" calcext:value-type="float">
            <text:p>-12.7</text:p>
          </table:table-cell>
          <table:table-cell table:style-name="ce9" table:formula="of:=[.K59]/[.G$3]" office:value-type="float" office:value="-0.170062001771531" calcext:value-type="float">
            <text:p>-0.2</text:p>
          </table:table-cell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table:formula="of:=[.D$3]+[.G$3]*([.B60]-[.B$3])" office:value-type="date" office:date-value="2013-05-04T01:42:51.43" calcext:value-type="date">
            <text:p>05/04/13</text:p>
          </table:table-cell>
          <table:table-cell table:formula="of:=([.E$3]+[.I$3]*([.C60]-[.C$3]))/100" office:value-type="percentage" office:value="0.310182767624021" calcext:value-type="percentage">
            <text:p>31.0%</text:p>
          </table:table-cell>
          <table:table-cell/>
          <table:table-cell office:value-type="string" calcext:value-type="string">
            <text:p>29-5 May</text:p>
          </table:table-cell>
          <table:table-cell table:style-name="ce2" office:value-type="date" office:date-value="2013-05-05" calcext:value-type="date">
            <text:p>05/05/13</text:p>
          </table:table-cell>
          <table:table-cell table:style-name="ce7" office:value-type="percentage" office:value="0.28" calcext:value-type="percentage">
            <text:p>28.00%</text:p>
          </table:table-cell>
          <table:table-cell table:style-name="ce7" table:formula="of:=[.E60]-[.I60]" office:value-type="percentage" office:value="0.0301827676240208" calcext:value-type="percentage">
            <text:p>3.02%</text:p>
          </table:table-cell>
          <table:table-cell table:style-name="ce8" table:formula="of:=[.H60]-[.D60]" office:value-type="float" office:value="0.928571428572468" calcext:value-type="float">
            <text:p>1</text:p>
          </table:table-cell>
          <table:table-cell table:number-columns-repeated="2"/>
          <table:table-cell table:style-name="ce9" table:formula="of:=100*[.J60]/[.I$3]" office:value-type="float" office:value="-19.2666666666666" calcext:value-type="float">
            <text:p>-19.3</text:p>
          </table:table-cell>
          <table:table-cell table:style-name="ce9" table:formula="of:=[.K60]/[.G$3]" office:value-type="float" office:value="0.0460584588131605" calcext:value-type="float">
            <text:p>0.0</text:p>
          </table:table-cell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table:formula="of:=[.D$3]+[.G$3]*([.B61]-[.B$3])" office:value-type="date" office:date-value="2013-09-02T00:51:25.71" calcext:value-type="date">
            <text:p>09/02/13</text:p>
          </table:table-cell>
          <table:table-cell table:formula="of:=([.E$3]+[.I$3]*([.C61]-[.C$3]))/100" office:value-type="percentage" office:value="0.310182767624021" calcext:value-type="percentage">
            <text:p>31.0%</text:p>
          </table:table-cell>
          <table:table-cell/>
          <table:table-cell office:value-type="string" calcext:value-type="string">
            <text:p>9-15 Sep</text:p>
          </table:table-cell>
          <table:table-cell table:style-name="ce2" office:value-type="date" office:date-value="2013-09-02" calcext:value-type="date">
            <text:p>09/02/13</text:p>
          </table:table-cell>
          <table:table-cell table:style-name="ce7" office:value-type="percentage" office:value="0.31" calcext:value-type="percentage">
            <text:p>31.00%</text:p>
          </table:table-cell>
          <table:table-cell table:style-name="ce7" table:formula="of:=[.E61]-[.I61]" office:value-type="percentage" office:value="0.000182767624020863" calcext:value-type="percentage">
            <text:p>0.02%</text:p>
          </table:table-cell>
          <table:table-cell table:style-name="ce8" table:formula="of:=[.H61]-[.D61]" office:value-type="float" office:value="-0.035714285710128" calcext:value-type="float">
            <text:p>0</text:p>
          </table:table-cell>
          <table:table-cell table:number-columns-repeated="2"/>
          <table:table-cell table:style-name="ce9" table:formula="of:=100*[.J61]/[.I$3]" office:value-type="float" office:value="-0.116666666666651" calcext:value-type="float">
            <text:p>-0.1</text:p>
          </table:table-cell>
          <table:table-cell table:style-name="ce9" table:formula="of:=[.K61]/[.G$3]" office:value-type="float" office:value="-0.00177147918491335" calcext:value-type="float">
            <text:p>0.0</text:p>
          </table:table-cell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181" calcext:value-type="float">
            <text:p>181</text:p>
          </table:table-cell>
          <table:table-cell table:formula="of:=[.D$3]+[.G$3]*([.B62]-[.B$3])" office:value-type="date" office:date-value="2013-12-11T20:08:34.29" calcext:value-type="date">
            <text:p>12/11/13</text:p>
          </table:table-cell>
          <table:table-cell table:formula="of:=([.E$3]+[.I$3]*([.C62]-[.C$3]))/100" office:value-type="percentage" office:value="0.339947780678851" calcext:value-type="percentage">
            <text:p>34.0%</text:p>
          </table:table-cell>
          <table:table-cell/>
          <table:table-cell office:value-type="string" calcext:value-type="string">
            <text:p>29-5 Dec</text:p>
          </table:table-cell>
          <table:table-cell table:style-name="ce2" office:value-type="date" office:date-value="2013-12-11" calcext:value-type="date">
            <text:p>12/11/13</text:p>
          </table:table-cell>
          <table:table-cell table:style-name="ce7" office:value-type="percentage" office:value="0.34" calcext:value-type="percentage">
            <text:p>34.00%</text:p>
          </table:table-cell>
          <table:table-cell table:style-name="ce7" table:formula="of:=[.E62]-[.I62]" office:value-type="percentage" office:value="-0.0000522193211487942" calcext:value-type="percentage">
            <text:p>-0.01%</text:p>
          </table:table-cell>
          <table:table-cell table:style-name="ce8" table:formula="of:=[.H62]-[.D62]" office:value-type="float" office:value="-0.839285714282596" calcext:value-type="float">
            <text:p>-1</text:p>
          </table:table-cell>
          <table:table-cell table:number-columns-repeated="2"/>
          <table:table-cell table:style-name="ce9" table:formula="of:=100*[.J62]/[.I$3]" office:value-type="float" office:value="0.0333333333333137" calcext:value-type="float">
            <text:p>0.0</text:p>
          </table:table-cell>
          <table:table-cell table:style-name="ce9" table:formula="of:=[.K62]/[.G$3]" office:value-type="float" office:value="-0.0416297608501553" calcext:value-type="float">
            <text:p>0.0</text:p>
          </table:table-cell>
        </table:table-row>
        <table:table-row table:style-name="ro2">
          <table:table-cell/>
          <table:table-cell office:value-type="float" office:value="721" calcext:value-type="float">
            <text:p>721</text:p>
          </table:table-cell>
          <table:table-cell office:value-type="float" office:value="194" calcext:value-type="float">
            <text:p>194</text:p>
          </table:table-cell>
          <table:table-cell table:formula="of:=[.D$3]+[.G$3]*([.B63]-[.B$3])" office:value-type="date" office:date-value="2014-02-10T07:42:51.43" calcext:value-type="date">
            <text:p>02/10/14</text:p>
          </table:table-cell>
          <table:table-cell table:formula="of:=([.E$3]+[.I$3]*([.C63]-[.C$3]))/100" office:value-type="percentage" office:value="0.319582245430809" calcext:value-type="percentage">
            <text:p>32.0%</text:p>
          </table:table-cell>
          <table:table-cell/>
          <table:table-cell office:value-type="string" calcext:value-type="string">
            <text:p>20-25 Feb</text:p>
          </table:table-cell>
          <table:table-cell table:style-name="ce2" office:value-type="date" office:date-value="2014-02-25" calcext:value-type="date">
            <text:p>02/25/14</text:p>
          </table:table-cell>
          <table:table-cell table:style-name="ce7" office:value-type="percentage" office:value="0.32" calcext:value-type="percentage">
            <text:p>32.00%</text:p>
          </table:table-cell>
          <table:table-cell table:style-name="ce7" table:formula="of:=[.E63]-[.I63]" office:value-type="percentage" office:value="-0.000417754569190576" calcext:value-type="percentage">
            <text:p>-0.04%</text:p>
          </table:table-cell>
          <table:table-cell table:style-name="ce8" table:formula="of:=[.H63]-[.D63]" office:value-type="float" office:value="14.6785714285725" calcext:value-type="float">
            <text:p>15</text:p>
          </table:table-cell>
          <table:table-cell table:number-columns-repeated="2"/>
          <table:table-cell table:style-name="ce9" table:formula="of:=100*[.J63]/[.I$3]" office:value-type="float" office:value="0.266666666666651" calcext:value-type="float">
            <text:p>0.3</text:p>
          </table:table-cell>
          <table:table-cell table:style-name="ce9" table:formula="of:=[.K63]/[.G$3]" office:value-type="float" office:value="0.728077945084197" calcext:value-type="float">
            <text:p>0.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5" office:value-type="date" office:date-value="2014-06-01" calcext:value-type="date">
            <text:p>6/1/14</text:p>
          </table:table-cell>
          <table:table-cell table:style-name="ce7" office:value-type="percentage" office:value="0.36" calcext:value-type="percentage">
            <text:p>36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5" office:value-type="date" office:date-value="2014-08-03" calcext:value-type="date">
            <text:p>8/3/14</text:p>
          </table:table-cell>
          <table:table-cell table:style-name="ce7" office:value-type="percentage" office:value="0.4" calcext:value-type="percentage">
            <text:p>40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5" office:value-type="date" office:date-value="2014-09-16" calcext:value-type="date">
            <text:p>9/16/14</text:p>
          </table:table-cell>
          <table:table-cell table:style-name="ce7" office:value-type="percentage" office:value="0.47" calcext:value-type="percentage">
            <text:p>47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5" office:value-type="date" office:date-value="2014-09-17" calcext:value-type="date">
            <text:p>9/17/14</text:p>
          </table:table-cell>
          <table:table-cell table:style-name="ce7" office:value-type="percentage" office:value="0.45" calcext:value-type="percentage">
            <text:p>45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5-08-30" calcext:value-type="date">
            <text:p>08/30/15</text:p>
          </table:table-cell>
          <table:table-cell table:style-name="ce7" office:value-type="percentage" office:value="0.53" calcext:value-type="percentage">
            <text:p>53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6-02-07" calcext:value-type="date">
            <text:p>02/07/16</text:p>
          </table:table-cell>
          <table:table-cell table:style-name="ce7" office:value-type="percentage" office:value="0.49" calcext:value-type="percentage">
            <text:p>49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6-09-11" calcext:value-type="date">
            <text:p>09/11/16</text:p>
          </table:table-cell>
          <table:table-cell table:style-name="ce7" office:value-type="percentage" office:value="0.45" calcext:value-type="percentage">
            <text:p>45.00%</text:p>
          </table:table-cell>
          <table:table-cell office:value-type="string" calcext:value-type="string">
            <text:p>https://whatscotlandthinks.org/questions/how-would-you-vote-in-the-in-a-scottish-independence-referendum-if-held-now-ask/?pollster%5B0%5D=ipsos-mori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7-03-06" calcext:value-type="date">
            <text:p>03/06/17</text:p>
          </table:table-cell>
          <table:table-cell table:style-name="ce7" office:value-type="percentage" office:value="0.47" calcext:value-type="percentage">
            <text:p>47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7-05-25" calcext:value-type="date">
            <text:p>05/25/17</text:p>
          </table:table-cell>
          <table:table-cell table:style-name="ce7" office:value-type="percentage" office:value="0.45" calcext:value-type="percentage">
            <text:p>45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8-03-11" calcext:value-type="date">
            <text:p>03/11/18</text:p>
          </table:table-cell>
          <table:table-cell table:style-name="ce7" office:value-type="percentage" office:value="0.46" calcext:value-type="percentage">
            <text:p>46.00%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2" office:value-type="date" office:date-value="2019-11-25" calcext:value-type="date">
            <text:p>11/25/19</text:p>
          </table:table-cell>
          <table:table-cell table:style-name="ce7" office:value-type="percentage" office:value="0.48" calcext:value-type="percentage">
            <text:p>48.00%</text:p>
          </table:table-cell>
          <table:table-cell table:number-columns-repeated="6"/>
        </table:table-row>
      </table:table>
      <table:table table:name="CSV ref_78-17_mori" table:style-name="ta1">
        <table:table-column table:style-name="co1" table:default-cell-style-name="ce1"/>
        <table:table-column table:style-name="co1" table:default-cell-style-name="ce3"/>
        <table:table-row table:style-name="ro2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Yes</text:p>
          </table:table-cell>
        </table:table-row>
        <table:table-row table:style-name="ro2">
          <table:table-cell table:formula="of:=['Mori 78-17'.D8]" office:value-type="date" office:date-value="1978-03-26T20:34:17.14" calcext:value-type="date">
            <text:p>26-Mar-78</text:p>
          </table:table-cell>
          <table:table-cell table:formula="of:=['Mori 78-17'.E8]" office:value-type="percentage" office:value="0.198955613577024" calcext:value-type="percentage">
            <text:p>19.9%</text:p>
          </table:table-cell>
        </table:table-row>
        <table:table-row table:style-name="ro2">
          <table:table-cell table:formula="of:=['Mori 78-17'.D9]" office:value-type="date" office:date-value="1979-02-12T10:17:08.57" calcext:value-type="date">
            <text:p>12-Feb-79</text:p>
          </table:table-cell>
          <table:table-cell table:formula="of:=['Mori 78-17'.E9]" office:value-type="percentage" office:value="0.139425587467363" calcext:value-type="percentage">
            <text:p>13.9%</text:p>
          </table:table-cell>
        </table:table-row>
        <table:table-row table:style-name="ro2">
          <table:table-cell table:formula="of:=['Mori 78-17'.D10]" office:value-type="date" office:date-value="1981-08-27T19:42:51.43" calcext:value-type="date">
            <text:p>27-Aug-81</text:p>
          </table:table-cell>
          <table:table-cell table:formula="of:=['Mori 78-17'.E10]" office:value-type="percentage" office:value="0.230287206266319" calcext:value-type="percentage">
            <text:p>23.0%</text:p>
          </table:table-cell>
        </table:table-row>
        <table:table-row table:style-name="ro2">
          <table:table-cell table:formula="of:=['Mori 78-17'.D11]" office:value-type="date" office:date-value="1982-10-25T04:42:51.43" calcext:value-type="date">
            <text:p>25-Oct-82</text:p>
          </table:table-cell>
          <table:table-cell table:formula="of:=['Mori 78-17'.E11]" office:value-type="percentage" office:value="0.22088772845953" calcext:value-type="percentage">
            <text:p>22.1%</text:p>
          </table:table-cell>
        </table:table-row>
        <table:table-row table:style-name="ro2">
          <table:table-cell table:formula="of:=['Mori 78-17'.D12]" office:value-type="date" office:date-value="1983-06-03T23:08:34.29" calcext:value-type="date">
            <text:p>03-Jun-83</text:p>
          </table:table-cell>
          <table:table-cell table:formula="of:=['Mori 78-17'.E12]" office:value-type="percentage" office:value="0.230287206266319" calcext:value-type="percentage">
            <text:p>23.0%</text:p>
          </table:table-cell>
        </table:table-row>
        <table:table-row table:style-name="ro2">
          <table:table-cell table:formula="of:=['Mori 78-17'.D13]" office:value-type="date" office:date-value="1984-02-21T01:17:08.57" calcext:value-type="date">
            <text:p>21-Feb-84</text:p>
          </table:table-cell>
          <table:table-cell table:formula="of:=['Mori 78-17'.E13]" office:value-type="percentage" office:value="0.25065274151436" calcext:value-type="percentage">
            <text:p>25.1%</text:p>
          </table:table-cell>
        </table:table-row>
        <table:table-row table:style-name="ro2">
          <table:table-cell table:formula="of:=['Mori 78-17'.D14]" office:value-type="date" office:date-value="1986-01-26T16:17:08.57" calcext:value-type="date">
            <text:p>26-Jan-86</text:p>
          </table:table-cell>
          <table:table-cell table:formula="of:=['Mori 78-17'.E14]" office:value-type="percentage" office:value="0.328981723237598" calcext:value-type="percentage">
            <text:p>32.9%</text:p>
          </table:table-cell>
        </table:table-row>
        <table:table-row table:style-name="ro2">
          <table:table-cell table:formula="of:=['Mori 78-17'.D15]" office:value-type="date" office:date-value="1987-04-15T05:08:34.29" calcext:value-type="date">
            <text:p>15-Apr-87</text:p>
          </table:table-cell>
          <table:table-cell table:formula="of:=['Mori 78-17'.E15]" office:value-type="percentage" office:value="0.289817232375979" calcext:value-type="percentage">
            <text:p>29.0%</text:p>
          </table:table-cell>
        </table:table-row>
        <table:table-row table:style-name="ro2">
          <table:table-cell table:formula="of:=['Mori 78-17'.D16]" office:value-type="date" office:date-value="1988-08-31T05:34:17.14" calcext:value-type="date">
            <text:p>31-Aug-88</text:p>
          </table:table-cell>
          <table:table-cell table:formula="of:=['Mori 78-17'.E16]" office:value-type="percentage" office:value="0.300783289817232" calcext:value-type="percentage">
            <text:p>30.1%</text:p>
          </table:table-cell>
        </table:table-row>
        <table:table-row table:style-name="ro2">
          <table:table-cell table:formula="of:=['Mori 78-17'.D17]" office:value-type="date" office:date-value="1988-11-19T21:00:00" calcext:value-type="date">
            <text:p>19-Nov-88</text:p>
          </table:table-cell>
          <table:table-cell table:formula="of:=['Mori 78-17'.E17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18]" office:value-type="date" office:date-value="1989-02-08T12:25:42.86" calcext:value-type="date">
            <text:p>08-Feb-89</text:p>
          </table:table-cell>
          <table:table-cell table:formula="of:=['Mori 78-17'.E18]" office:value-type="percentage" office:value="0.350913838120104" calcext:value-type="percentage">
            <text:p>35.1%</text:p>
          </table:table-cell>
        </table:table-row>
        <table:table-row table:style-name="ro2">
          <table:table-cell table:formula="of:=['Mori 78-17'.D19]" office:value-type="date" office:date-value="1989-05-20T07:42:51.43" calcext:value-type="date">
            <text:p>20-May-89</text:p>
          </table:table-cell>
          <table:table-cell table:formula="of:=['Mori 78-17'.E19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20]" office:value-type="date" office:date-value="1989-08-29T03:00:00" calcext:value-type="date">
            <text:p>29-Aug-89</text:p>
          </table:table-cell>
          <table:table-cell table:formula="of:=['Mori 78-17'.E20]" office:value-type="percentage" office:value="0.358746736292428" calcext:value-type="percentage">
            <text:p>35.9%</text:p>
          </table:table-cell>
        </table:table-row>
        <table:table-row table:style-name="ro2">
          <table:table-cell table:formula="of:=['Mori 78-17'.D21]" office:value-type="date" office:date-value="1990-02-06T09:51:25.71" calcext:value-type="date">
            <text:p>06-Feb-90</text:p>
          </table:table-cell>
          <table:table-cell table:formula="of:=['Mori 78-17'.E21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22]" office:value-type="date" office:date-value="1990-05-18T05:08:34.29" calcext:value-type="date">
            <text:p>18-May-90</text:p>
          </table:table-cell>
          <table:table-cell table:formula="of:=['Mori 78-17'.E22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23]" office:value-type="date" office:date-value="1990-06-07T09:00:00" calcext:value-type="date">
            <text:p>07-Jun-90</text:p>
          </table:table-cell>
          <table:table-cell table:formula="of:=['Mori 78-17'.E23]" office:value-type="percentage" office:value="0.37911227154047" calcext:value-type="percentage">
            <text:p>37.9%</text:p>
          </table:table-cell>
        </table:table-row>
        <table:table-row table:style-name="ro2">
          <table:table-cell table:formula="of:=['Mori 78-17'.D24]" office:value-type="date" office:date-value="1990-07-17T16:42:51.43" calcext:value-type="date">
            <text:p>17-Jul-90</text:p>
          </table:table-cell>
          <table:table-cell table:formula="of:=['Mori 78-17'.E24]" office:value-type="percentage" office:value="0.369712793733681" calcext:value-type="percentage">
            <text:p>37.0%</text:p>
          </table:table-cell>
        </table:table-row>
        <table:table-row table:style-name="ro2">
          <table:table-cell table:formula="of:=['Mori 78-17'.D25]" office:value-type="date" office:date-value="1990-10-06T08:08:34.29" calcext:value-type="date">
            <text:p>06-Oct-90</text:p>
          </table:table-cell>
          <table:table-cell table:formula="of:=['Mori 78-17'.E25]" office:value-type="percentage" office:value="0.388511749347258" calcext:value-type="percentage">
            <text:p>38.9%</text:p>
          </table:table-cell>
        </table:table-row>
        <table:table-row table:style-name="ro2">
          <table:table-cell table:formula="of:=['Mori 78-17'.D26]" office:value-type="date" office:date-value="1990-11-15T15:51:25.71" calcext:value-type="date">
            <text:p>15-Nov-90</text:p>
          </table:table-cell>
          <table:table-cell table:formula="of:=['Mori 78-17'.E26]" office:value-type="percentage" office:value="0.371279373368146" calcext:value-type="percentage">
            <text:p>37.1%</text:p>
          </table:table-cell>
        </table:table-row>
        <table:table-row table:style-name="ro2">
          <table:table-cell table:formula="of:=['Mori 78-17'.D27]" office:value-type="date" office:date-value="1990-12-05T19:42:51.43" calcext:value-type="date">
            <text:p>05-Dec-90</text:p>
          </table:table-cell>
          <table:table-cell table:formula="of:=['Mori 78-17'.E27]" office:value-type="percentage" office:value="0.319582245430809" calcext:value-type="percentage">
            <text:p>32.0%</text:p>
          </table:table-cell>
        </table:table-row>
        <table:table-row table:style-name="ro2">
          <table:table-cell table:formula="of:=['Mori 78-17'.D28]" office:value-type="date" office:date-value="1991-01-15T03:25:42.86" calcext:value-type="date">
            <text:p>15-Jan-91</text:p>
          </table:table-cell>
          <table:table-cell table:formula="of:=['Mori 78-17'.E28]" office:value-type="percentage" office:value="0.350913838120104" calcext:value-type="percentage">
            <text:p>35.1%</text:p>
          </table:table-cell>
        </table:table-row>
        <table:table-row table:style-name="ro2">
          <table:table-cell table:formula="of:=['Mori 78-17'.D29]" office:value-type="date" office:date-value="1991-04-05T18:51:25.71" calcext:value-type="date">
            <text:p>05-Apr-91</text:p>
          </table:table-cell>
          <table:table-cell table:formula="of:=['Mori 78-17'.E29]" office:value-type="percentage" office:value="0.368146214099217" calcext:value-type="percentage">
            <text:p>36.8%</text:p>
          </table:table-cell>
        </table:table-row>
        <table:table-row table:style-name="ro2">
          <table:table-cell table:formula="of:=['Mori 78-17'.D30]" office:value-type="date" office:date-value="1991-04-25T22:42:51.43" calcext:value-type="date">
            <text:p>25-Apr-91</text:p>
          </table:table-cell>
          <table:table-cell table:formula="of:=['Mori 78-17'.E30]" office:value-type="percentage" office:value="0.330548302872063" calcext:value-type="percentage">
            <text:p>33.1%</text:p>
          </table:table-cell>
        </table:table-row>
        <table:table-row table:style-name="ro2">
          <table:table-cell table:formula="of:=['Mori 78-17'.D31]" office:value-type="date" office:date-value="1991-09-14T01:42:51.43" calcext:value-type="date">
            <text:p>14-Sep-91</text:p>
          </table:table-cell>
          <table:table-cell table:formula="of:=['Mori 78-17'.E31]" office:value-type="percentage" office:value="0.368146214099217" calcext:value-type="percentage">
            <text:p>36.8%</text:p>
          </table:table-cell>
        </table:table-row>
        <table:table-row table:style-name="ro2">
          <table:table-cell table:formula="of:=['Mori 78-17'.D32]" office:value-type="date" office:date-value="1991-11-13T13:17:08.57" calcext:value-type="date">
            <text:p>13-Nov-91</text:p>
          </table:table-cell>
          <table:table-cell table:formula="of:=['Mori 78-17'.E32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33]" office:value-type="date" office:date-value="1991-12-03T17:08:34.29" calcext:value-type="date">
            <text:p>03-Dec-91</text:p>
          </table:table-cell>
          <table:table-cell table:formula="of:=['Mori 78-17'.E33]" office:value-type="percentage" office:value="0.399477806788512" calcext:value-type="percentage">
            <text:p>39.9%</text:p>
          </table:table-cell>
        </table:table-row>
        <table:table-row table:style-name="ro2">
          <table:table-cell table:formula="of:=['Mori 78-17'.D34]" office:value-type="date" office:date-value="1992-02-02T04:42:51.43" calcext:value-type="date">
            <text:p>02-Feb-92</text:p>
          </table:table-cell>
          <table:table-cell table:formula="of:=['Mori 78-17'.E34]" office:value-type="percentage" office:value="0.360313315926893" calcext:value-type="percentage">
            <text:p>36.0%</text:p>
          </table:table-cell>
        </table:table-row>
        <table:table-row table:style-name="ro2">
          <table:table-cell table:formula="of:=['Mori 78-17'.D35]" office:value-type="date" office:date-value="1992-03-13T12:25:42.86" calcext:value-type="date">
            <text:p>13-Mar-92</text:p>
          </table:table-cell>
          <table:table-cell table:formula="of:=['Mori 78-17'.E35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36]" office:value-type="date" office:date-value="1992-06-02T03:51:25.71" calcext:value-type="date">
            <text:p>02-Jun-92</text:p>
          </table:table-cell>
          <table:table-cell table:formula="of:=['Mori 78-17'.E36]" office:value-type="percentage" office:value="0.278851174934726" calcext:value-type="percentage">
            <text:p>27.9%</text:p>
          </table:table-cell>
        </table:table-row>
        <table:table-row table:style-name="ro2">
          <table:table-cell table:formula="of:=['Mori 78-17'.D37]" office:value-type="date" office:date-value="1992-06-22T07:42:51.43" calcext:value-type="date">
            <text:p>22-Jun-92</text:p>
          </table:table-cell>
          <table:table-cell table:formula="of:=['Mori 78-17'.E37]" office:value-type="percentage" office:value="0.339947780678851" calcext:value-type="percentage">
            <text:p>34.0%</text:p>
          </table:table-cell>
        </table:table-row>
        <table:table-row table:style-name="ro2">
          <table:table-cell table:formula="of:=['Mori 78-17'.D38]" office:value-type="date" office:date-value="1992-08-01T15:25:42.86" calcext:value-type="date">
            <text:p>01-Aug-92</text:p>
          </table:table-cell>
          <table:table-cell table:formula="of:=['Mori 78-17'.E38]" office:value-type="percentage" office:value="0.34934725848564" calcext:value-type="percentage">
            <text:p>34.9%</text:p>
          </table:table-cell>
        </table:table-row>
        <table:table-row table:style-name="ro2">
          <table:table-cell table:formula="of:=['Mori 78-17'.D39]" office:value-type="date" office:date-value="1995-09-04T15:25:42.86" calcext:value-type="date">
            <text:p>04-Sep-95</text:p>
          </table:table-cell>
          <table:table-cell table:formula="of:=['Mori 78-17'.E39]" office:value-type="percentage" office:value="0.289817232375979" calcext:value-type="percentage">
            <text:p>29.0%</text:p>
          </table:table-cell>
        </table:table-row>
        <table:table-row table:style-name="ro2">
          <table:table-cell table:formula="of:=['Mori 78-17'.D40]" office:value-type="date" office:date-value="1997-08-30T10:17:08.57" calcext:value-type="date">
            <text:p>30-Aug-97</text:p>
          </table:table-cell>
          <table:table-cell table:formula="of:=['Mori 78-17'.E40]" office:value-type="percentage" office:value="0.369712793733681" calcext:value-type="percentage">
            <text:p>37.0%</text:p>
          </table:table-cell>
        </table:table-row>
        <table:table-row table:style-name="ro2">
          <table:table-cell table:formula="of:=['Mori 78-17'.D41]" office:value-type="date" office:date-value="1998-03-20T00:51:25.71" calcext:value-type="date">
            <text:p>20-Mar-98</text:p>
          </table:table-cell>
          <table:table-cell table:formula="of:=['Mori 78-17'.E41]" office:value-type="percentage" office:value="0.469973890339426" calcext:value-type="percentage">
            <text:p>47.0%</text:p>
          </table:table-cell>
        </table:table-row>
        <table:table-row table:style-name="ro2">
          <table:table-cell table:formula="of:=['Mori 78-17'.D42]" office:value-type="date" office:date-value="1999-01-16T10:42:51.43" calcext:value-type="date">
            <text:p>16-Jan-99</text:p>
          </table:table-cell>
          <table:table-cell table:formula="of:=['Mori 78-17'.E42]" office:value-type="percentage" office:value="0.360313315926893" calcext:value-type="percentage">
            <text:p>36.0%</text:p>
          </table:table-cell>
        </table:table-row>
        <table:table-row table:style-name="ro2">
          <table:table-cell table:formula="of:=['Mori 78-17'.D43]" office:value-type="date" office:date-value="1999-12-05T00:25:42.86" calcext:value-type="date">
            <text:p>05-Dec-99</text:p>
          </table:table-cell>
          <table:table-cell table:formula="of:=['Mori 78-17'.E43]" office:value-type="percentage" office:value="0.269451697127937" calcext:value-type="percentage">
            <text:p>26.9%</text:p>
          </table:table-cell>
        </table:table-row>
        <table:table-row table:style-name="ro2">
          <table:table-cell table:formula="of:=['Mori 78-17'.D44]" office:value-type="date" office:date-value="2000-12-01T21:51:25.71" calcext:value-type="date">
            <text:p>01-Dec-00</text:p>
          </table:table-cell>
          <table:table-cell table:formula="of:=['Mori 78-17'.E44]" office:value-type="percentage" office:value="0.300783289817232" calcext:value-type="percentage">
            <text:p>30.1%</text:p>
          </table:table-cell>
        </table:table-row>
        <table:table-row table:style-name="ro2">
          <table:table-cell table:formula="of:=['Mori 78-17'.D45]" office:value-type="date" office:date-value="2001-11-29T19:17:08.57" calcext:value-type="date">
            <text:p>29-Nov-01</text:p>
          </table:table-cell>
          <table:table-cell table:formula="of:=['Mori 78-17'.E45]" office:value-type="percentage" office:value="0.269451697127937" calcext:value-type="percentage">
            <text:p>26.9%</text:p>
          </table:table-cell>
        </table:table-row>
        <table:table-row table:style-name="ro2">
          <table:table-cell table:formula="of:=['Mori 78-17'.D46]" office:value-type="date" office:date-value="2002-11-27T16:42:51.43" calcext:value-type="date">
            <text:p>27-Nov-02</text:p>
          </table:table-cell>
          <table:table-cell table:formula="of:=['Mori 78-17'.E46]" office:value-type="percentage" office:value="0.300783289817232" calcext:value-type="percentage">
            <text:p>30.1%</text:p>
          </table:table-cell>
        </table:table-row>
        <table:table-row table:style-name="ro2">
          <table:table-cell table:formula="of:=['Mori 78-17'.D47]" office:value-type="date" office:date-value="2003-11-25T14:08:34.29" calcext:value-type="date">
            <text:p>25-Nov-03</text:p>
          </table:table-cell>
          <table:table-cell table:formula="of:=['Mori 78-17'.E47]" office:value-type="percentage" office:value="0.260052219321149" calcext:value-type="percentage">
            <text:p>26.0%</text:p>
          </table:table-cell>
        </table:table-row>
        <table:table-row table:style-name="ro2">
          <table:table-cell table:formula="of:=['Mori 78-17'.D48]" office:value-type="date" office:date-value="2004-11-22T11:34:17.14" calcext:value-type="date">
            <text:p>22-Nov-04</text:p>
          </table:table-cell>
          <table:table-cell table:formula="of:=['Mori 78-17'.E48]" office:value-type="percentage" office:value="0.319582245430809" calcext:value-type="percentage">
            <text:p>32.0%</text:p>
          </table:table-cell>
        </table:table-row>
        <table:table-row table:style-name="ro2">
          <table:table-cell table:formula="of:=['Mori 78-17'.D49]" office:value-type="date" office:date-value="2005-11-20T09:00:00" calcext:value-type="date">
            <text:p>20-Nov-05</text:p>
          </table:table-cell>
          <table:table-cell table:formula="of:=['Mori 78-17'.E49]" office:value-type="percentage" office:value="0.350913838120104" calcext:value-type="percentage">
            <text:p>35.1%</text:p>
          </table:table-cell>
        </table:table-row>
        <table:table-row table:style-name="ro2">
          <table:table-cell table:formula="of:=['Mori 78-17'.D50]" office:value-type="date" office:date-value="2006-12-08T10:17:08.57" calcext:value-type="date">
            <text:p>08-Dec-06</text:p>
          </table:table-cell>
          <table:table-cell table:formula="of:=['Mori 78-17'.E50]" office:value-type="percentage" office:value="0.299216710182768" calcext:value-type="percentage">
            <text:p>29.9%</text:p>
          </table:table-cell>
        </table:table-row>
        <table:table-row table:style-name="ro2">
          <table:table-cell table:formula="of:=['Mori 78-17'.D51]" office:value-type="date" office:date-value="2007-12-06T07:42:51.43" calcext:value-type="date">
            <text:p>06-Dec-07</text:p>
          </table:table-cell>
          <table:table-cell table:formula="of:=['Mori 78-17'.E51]" office:value-type="percentage" office:value="0.239686684073107" calcext:value-type="percentage">
            <text:p>24.0%</text:p>
          </table:table-cell>
        </table:table-row>
        <table:table-row table:style-name="ro2">
          <table:table-cell table:formula="of:=['Mori 78-17'.D52]" office:value-type="date" office:date-value="2009-10-21T18:51:25.71" calcext:value-type="date">
            <text:p>21-Oct-09</text:p>
          </table:table-cell>
          <table:table-cell table:formula="of:=['Mori 78-17'.E52]" office:value-type="percentage" office:value="0.198955613577024" calcext:value-type="percentage">
            <text:p>19.9%</text:p>
          </table:table-cell>
        </table:table-row>
        <table:table-row table:style-name="ro2">
          <table:table-cell table:formula="of:=['Mori 78-17'.D53]" office:value-type="date" office:date-value="2010-11-08T20:08:34.29" calcext:value-type="date">
            <text:p>08-Nov-10</text:p>
          </table:table-cell>
          <table:table-cell table:formula="of:=['Mori 78-17'.E53]" office:value-type="percentage" office:value="0.219321148825065" calcext:value-type="percentage">
            <text:p>21.9%</text:p>
          </table:table-cell>
        </table:table-row>
        <table:table-row table:style-name="ro2">
          <table:table-cell table:formula="of:=['Mori 78-17'.D54]" office:value-type="date" office:date-value="2011-07-28T22:17:08.57" calcext:value-type="date">
            <text:p>28-Jul-11</text:p>
          </table:table-cell>
          <table:table-cell table:formula="of:=['Mori 78-17'.E54]" office:value-type="percentage" office:value="0.34934725848564" calcext:value-type="percentage">
            <text:p>34.9%</text:p>
          </table:table-cell>
        </table:table-row>
        <table:table-row table:style-name="ro2">
          <table:table-cell table:formula="of:=['Mori 78-17'.D55]" office:value-type="date" office:date-value="2011-11-26T21:25:42.86" calcext:value-type="date">
            <text:p>26-Nov-11</text:p>
          </table:table-cell>
          <table:table-cell table:formula="of:=['Mori 78-17'.E55]" office:value-type="percentage" office:value="0.37911227154047" calcext:value-type="percentage">
            <text:p>37.9%</text:p>
          </table:table-cell>
        </table:table-row>
        <table:table-row table:style-name="ro2">
          <table:table-cell table:style-name="ce10" table:formula="of:=['Mori 78-17'.H56]" office:value-type="date" office:date-value="2012-01-29" calcext:value-type="date">
            <text:p>29-Jan-12</text:p>
          </table:table-cell>
          <table:table-cell table:style-name="ce11" table:formula="of:=['Mori 78-17'.I56]" office:value-type="percentage" office:value="0.37" calcext:value-type="percentage">
            <text:p>37.0%</text:p>
          </table:table-cell>
        </table:table-row>
        <table:table-row table:style-name="ro2">
          <table:table-cell table:style-name="ce10" table:formula="of:=['Mori 78-17'.H57]" office:value-type="date" office:date-value="2012-06-14" calcext:value-type="date">
            <text:p>14-Jun-12</text:p>
          </table:table-cell>
          <table:table-cell table:style-name="ce11" table:formula="of:=['Mori 78-17'.I57]" office:value-type="percentage" office:value="0.32" calcext:value-type="percentage">
            <text:p>32.0%</text:p>
          </table:table-cell>
        </table:table-row>
        <table:table-row table:style-name="ro2">
          <table:table-cell table:style-name="ce10" table:formula="of:=['Mori 78-17'.H58]" office:value-type="date" office:date-value="2012-09-15" calcext:value-type="date">
            <text:p>15-Sep-12</text:p>
          </table:table-cell>
          <table:table-cell table:style-name="ce11" table:formula="of:=['Mori 78-17'.I58]" office:value-type="percentage" office:value="0.28" calcext:value-type="percentage">
            <text:p>28.0%</text:p>
          </table:table-cell>
        </table:table-row>
        <table:table-row table:style-name="ro2">
          <table:table-cell table:style-name="ce10" table:formula="of:=['Mori 78-17'.H59]" office:value-type="date" office:date-value="2013-02-09" calcext:value-type="date">
            <text:p>09-Feb-13</text:p>
          </table:table-cell>
          <table:table-cell table:style-name="ce11" table:formula="of:=['Mori 78-17'.I59]" office:value-type="percentage" office:value="0.32" calcext:value-type="percentage">
            <text:p>32.0%</text:p>
          </table:table-cell>
        </table:table-row>
        <table:table-row table:style-name="ro2">
          <table:table-cell table:style-name="ce10" table:formula="of:=['Mori 78-17'.H60]" office:value-type="date" office:date-value="2013-05-05" calcext:value-type="date">
            <text:p>05-May-13</text:p>
          </table:table-cell>
          <table:table-cell table:style-name="ce11" table:formula="of:=['Mori 78-17'.I60]" office:value-type="percentage" office:value="0.28" calcext:value-type="percentage">
            <text:p>28.0%</text:p>
          </table:table-cell>
        </table:table-row>
        <table:table-row table:style-name="ro2">
          <table:table-cell table:style-name="ce10" table:formula="of:=['Mori 78-17'.H61]" office:value-type="date" office:date-value="2013-09-02" calcext:value-type="date">
            <text:p>02-Sep-13</text:p>
          </table:table-cell>
          <table:table-cell table:style-name="ce11" table:formula="of:=['Mori 78-17'.I61]" office:value-type="percentage" office:value="0.31" calcext:value-type="percentage">
            <text:p>31.0%</text:p>
          </table:table-cell>
        </table:table-row>
        <table:table-row table:style-name="ro2">
          <table:table-cell table:style-name="ce10" table:formula="of:=['Mori 78-17'.H62]" office:value-type="date" office:date-value="2013-12-11" calcext:value-type="date">
            <text:p>11-Dec-13</text:p>
          </table:table-cell>
          <table:table-cell table:style-name="ce11" table:formula="of:=['Mori 78-17'.I62]" office:value-type="percentage" office:value="0.34" calcext:value-type="percentage">
            <text:p>34.0%</text:p>
          </table:table-cell>
        </table:table-row>
        <table:table-row table:style-name="ro2">
          <table:table-cell table:style-name="ce10" table:formula="of:=['Mori 78-17'.H63]" office:value-type="date" office:date-value="2014-02-25" calcext:value-type="date">
            <text:p>25-Feb-14</text:p>
          </table:table-cell>
          <table:table-cell table:style-name="ce11" table:formula="of:=['Mori 78-17'.I63]" office:value-type="percentage" office:value="0.32" calcext:value-type="percentage">
            <text:p>32.0%</text:p>
          </table:table-cell>
        </table:table-row>
        <table:table-row table:style-name="ro2">
          <table:table-cell table:style-name="ce10" table:formula="of:=['Mori 78-17'.H64]" office:value-type="date" office:date-value="2014-06-01" calcext:value-type="date">
            <text:p>01-Jun-14</text:p>
          </table:table-cell>
          <table:table-cell table:style-name="ce11" table:formula="of:=['Mori 78-17'.I64]" office:value-type="percentage" office:value="0.36" calcext:value-type="percentage">
            <text:p>36.0%</text:p>
          </table:table-cell>
        </table:table-row>
        <table:table-row table:style-name="ro2">
          <table:table-cell table:style-name="ce10" table:formula="of:=['Mori 78-17'.H65]" office:value-type="date" office:date-value="2014-08-03" calcext:value-type="date">
            <text:p>03-Aug-14</text:p>
          </table:table-cell>
          <table:table-cell table:style-name="ce11" table:formula="of:=['Mori 78-17'.I65]" office:value-type="percentage" office:value="0.4" calcext:value-type="percentage">
            <text:p>40.0%</text:p>
          </table:table-cell>
        </table:table-row>
        <table:table-row table:style-name="ro2">
          <table:table-cell table:style-name="ce10" table:formula="of:=['Mori 78-17'.H66]" office:value-type="date" office:date-value="2014-09-16" calcext:value-type="date">
            <text:p>16-Sep-14</text:p>
          </table:table-cell>
          <table:table-cell table:style-name="ce11" table:formula="of:=['Mori 78-17'.I66]" office:value-type="percentage" office:value="0.47" calcext:value-type="percentage">
            <text:p>47.0%</text:p>
          </table:table-cell>
        </table:table-row>
        <table:table-row table:style-name="ro2">
          <table:table-cell table:style-name="ce10" table:formula="of:=['Mori 78-17'.H67]" office:value-type="date" office:date-value="2014-09-17" calcext:value-type="date">
            <text:p>17-Sep-14</text:p>
          </table:table-cell>
          <table:table-cell table:style-name="ce11" table:formula="of:=['Mori 78-17'.I67]" office:value-type="percentage" office:value="0.45" calcext:value-type="percentage">
            <text:p>45.0%</text:p>
          </table:table-cell>
        </table:table-row>
        <table:table-row table:style-name="ro2">
          <table:table-cell table:style-name="ce10" table:formula="of:=['Mori 78-17'.H68]" office:value-type="date" office:date-value="2015-08-30" calcext:value-type="date">
            <text:p>30-Aug-15</text:p>
          </table:table-cell>
          <table:table-cell table:style-name="ce11" table:formula="of:=['Mori 78-17'.I68]" office:value-type="percentage" office:value="0.53" calcext:value-type="percentage">
            <text:p>53.0%</text:p>
          </table:table-cell>
        </table:table-row>
        <table:table-row table:style-name="ro2">
          <table:table-cell table:style-name="ce10" table:formula="of:=['Mori 78-17'.H69]" office:value-type="date" office:date-value="2016-02-07" calcext:value-type="date">
            <text:p>07-Feb-16</text:p>
          </table:table-cell>
          <table:table-cell table:style-name="ce11" table:formula="of:=['Mori 78-17'.I69]" office:value-type="percentage" office:value="0.49" calcext:value-type="percentage">
            <text:p>49.0%</text:p>
          </table:table-cell>
        </table:table-row>
        <table:table-row table:style-name="ro2">
          <table:table-cell table:style-name="ce10" table:formula="of:=['Mori 78-17'.H70]" office:value-type="date" office:date-value="2016-09-11" calcext:value-type="date">
            <text:p>11-Sep-16</text:p>
          </table:table-cell>
          <table:table-cell table:style-name="ce11" table:formula="of:=['Mori 78-17'.I70]" office:value-type="percentage" office:value="0.45" calcext:value-type="percentage">
            <text:p>45.0%</text:p>
          </table:table-cell>
        </table:table-row>
        <table:table-row table:style-name="ro2">
          <table:table-cell table:style-name="ce10" table:formula="of:=['Mori 78-17'.H71]" office:value-type="date" office:date-value="2017-03-06" calcext:value-type="date">
            <text:p>06-Mar-17</text:p>
          </table:table-cell>
          <table:table-cell table:style-name="ce11" table:formula="of:=['Mori 78-17'.I71]" office:value-type="percentage" office:value="0.47" calcext:value-type="percentage">
            <text:p>47.0%</text:p>
          </table:table-cell>
        </table:table-row>
        <table:table-row table:style-name="ro2">
          <table:table-cell table:style-name="ce10" table:formula="of:=['Mori 78-17'.H72]" office:value-type="date" office:date-value="2017-05-25" calcext:value-type="date">
            <text:p>25-May-17</text:p>
          </table:table-cell>
          <table:table-cell table:style-name="ce11" table:formula="of:=['Mori 78-17'.I72]" office:value-type="percentage" office:value="0.45" calcext:value-type="percentage">
            <text:p>45.0%</text:p>
          </table:table-cell>
        </table:table-row>
        <table:table-row table:style-name="ro2">
          <table:table-cell table:style-name="ce10" table:formula="of:=['Mori 78-17'.H73]" office:value-type="date" office:date-value="2018-03-11" calcext:value-type="date">
            <text:p>11-Mar-18</text:p>
          </table:table-cell>
          <table:table-cell table:style-name="ce11" table:formula="of:=['Mori 78-17'.I73]" office:value-type="percentage" office:value="0.46" calcext:value-type="percentage">
            <text:p>46.0%</text:p>
          </table:table-cell>
        </table:table-row>
        <table:table-row table:style-name="ro2">
          <table:table-cell table:style-name="ce10" table:formula="of:=['Mori 78-17'.H74]" office:value-type="date" office:date-value="2019-11-25" calcext:value-type="date">
            <text:p>25-Nov-19</text:p>
          </table:table-cell>
          <table:table-cell table:style-name="ce11" table:formula="of:=['Mori 78-17'.I74]" office:value-type="percentage" office:value="0.48" calcext:value-type="percentage">
            <text:p>48.0%</text:p>
          </table:table-cell>
        </table:table-row>
        <table:table-row table:style-name="ro2">
          <table:table-cell table:style-name="ce2" office:value-type="string" calcext:value-type="string">
            <text:p>-META-</text:p>
          </table:table-cell>
          <table:table-cell/>
        </table:table-row>
        <table:table-row table:style-name="ro2">
          <table:table-cell table:style-name="ce2" office:value-type="string" calcext:value-type="string">
            <text:p>YAXISTITLE</text:p>
          </table:table-cell>
          <table:table-cell office:value-type="string" calcext:value-type="string">
            <text:p>% in favour of independence (Don’t knows not excluded)</text:p>
          </table:table-cell>
        </table:table-row>
        <table:table-row table:style-name="ro2">
          <table:table-cell table:style-name="ce2" office:value-type="string" calcext:value-type="string">
            <text:p>YMAX</text:p>
          </table:table-cell>
          <table:table-cell table:style-name="ce4" office:value-type="float" office:value="60" calcext:value-type="float">
            <text:p>60.00</text:p>
          </table:table-cell>
        </table:table-row>
        <table:table-row table:style-name="ro2">
          <table:table-cell table:style-name="ce2" office:value-type="string" calcext:value-type="string">
            <text:p>XSCALETYPE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style-name="ce2" office:value-type="string" calcext:value-type="string">
            <text:p>SYMBOLS</text:p>
          </table:table-cell>
          <table:table-cell table:style-name="ce12" office:value-type="boolean" office:boolean-value="true" calcext:value-type="boolean">
            <text:p>TRUE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2" table:number-rows-repeated="2">
          <table:table-cell table:style-name="ce2"/>
          <table:table-cell/>
        </table:table-row>
        <table:table-row table:style-name="ro2">
          <table:table-cell table:style-name="ce2"/>
          <table:table-cell table:style-name="ce4"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2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8T16:33:55.368630957</meta:creation-date>
    <dc:date>2020-10-08T16:46:15.199680414</dc:date>
    <dc:creator>Andrew Conway</dc:creator>
    <meta:editing-duration>PT12M20S</meta:editing-duration>
    <meta:editing-cycles>2</meta:editing-cycles>
    <meta:generator>LibreOffice/6.4.5.2$Linux_X86_64 LibreOffice_project/40$Build-2</meta:generator>
    <meta:document-statistic meta:table-count="2" meta:cell-count="487" meta:object-count="0"/>
  </office:meta>
</office:document-meta>
</file>